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3c8" officeooo:paragraph-rsid="001b03c8"/>
    </style:style>
    <style:style style:name="P2" style:family="paragraph" style:parent-style-name="Standard" style:list-style-name="L1">
      <style:text-properties officeooo:rsid="001b03c8" officeooo:paragraph-rsid="001b03c8"/>
    </style:style>
    <style:style style:name="P3" style:family="paragraph" style:parent-style-name="Standard" style:list-style-name="L2">
      <style:text-properties officeooo:rsid="001e4254" officeooo:paragraph-rsid="001e4254"/>
    </style:style>
    <style:style style:name="P4" style:family="paragraph" style:parent-style-name="Standard" style:list-style-name="L2">
      <style:text-properties officeooo:rsid="002877e8" officeooo:paragraph-rsid="002877e8"/>
    </style:style>
    <style:style style:name="P5" style:family="paragraph" style:parent-style-name="Standard" style:list-style-name="L2">
      <style:text-properties officeooo:rsid="002877e8" officeooo:paragraph-rsid="0028b5e6"/>
    </style:style>
    <style:style style:name="P6" style:family="paragraph" style:parent-style-name="Standard" style:list-style-name="L2">
      <style:text-properties officeooo:rsid="0022c796" officeooo:paragraph-rsid="0022c796"/>
    </style:style>
    <style:style style:name="P7" style:family="paragraph" style:parent-style-name="Standard" style:list-style-name="L2">
      <style:text-properties officeooo:rsid="0022c796" officeooo:paragraph-rsid="0024f6f9"/>
    </style:style>
    <style:style style:name="P8" style:family="paragraph" style:parent-style-name="Standard" style:list-style-name="L2">
      <style:text-properties officeooo:rsid="00237b8b" officeooo:paragraph-rsid="00237b8b"/>
    </style:style>
    <style:style style:name="P9" style:family="paragraph" style:parent-style-name="Standard" style:list-style-name="L2">
      <style:text-properties officeooo:rsid="00237b8b" officeooo:paragraph-rsid="0024f6f9"/>
    </style:style>
    <style:style style:name="P10" style:family="paragraph" style:parent-style-name="Standard" style:list-style-name="L2">
      <style:text-properties officeooo:rsid="0023cdd4" officeooo:paragraph-rsid="0023cdd4"/>
    </style:style>
    <style:style style:name="P11" style:family="paragraph" style:parent-style-name="Standard" style:list-style-name="L2">
      <style:text-properties fo:font-weight="bold" officeooo:rsid="0023cdd4" officeooo:paragraph-rsid="0023cdd4" style:font-weight-asian="bold" style:font-weight-complex="bold"/>
    </style:style>
    <style:style style:name="P12" style:family="paragraph" style:parent-style-name="Standard">
      <style:text-properties fo:font-weight="bold" officeooo:rsid="002b5d1f" officeooo:paragraph-rsid="002b5d1f" style:font-weight-asian="bold" style:font-weight-complex="bold"/>
    </style:style>
    <style:style style:name="P13" style:family="paragraph" style:parent-style-name="Standard" style:list-style-name="L2">
      <style:text-properties fo:font-weight="normal" officeooo:rsid="0028b5e6" officeooo:paragraph-rsid="0028b5e6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8b5e6" officeooo:paragraph-rsid="002b35b0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b35b0" officeooo:paragraph-rsid="002b35b0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b35b0" officeooo:paragraph-rsid="002bf51d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b35b0" officeooo:paragraph-rsid="002b5d1f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b5d1f" officeooo:paragraph-rsid="002b5d1f" style:font-weight-asian="normal" style:font-weight-complex="normal"/>
    </style:style>
    <style:style style:name="P19" style:family="paragraph" style:parent-style-name="Standard">
      <style:text-properties fo:font-weight="normal" officeooo:rsid="002b5d1f" officeooo:paragraph-rsid="002b5d1f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e0743" officeooo:paragraph-rsid="002e0743" style:font-weight-asian="normal" style:font-weight-complex="normal"/>
    </style:style>
    <style:style style:name="P21" style:family="paragraph" style:parent-style-name="Standard">
      <style:text-properties fo:font-weight="normal" officeooo:rsid="002e0743" officeooo:paragraph-rsid="002e0743" style:font-weight-asian="normal" style:font-weight-complex="normal"/>
    </style:style>
    <style:style style:name="P22" style:family="paragraph" style:parent-style-name="Standard">
      <style:text-properties fo:font-weight="normal" officeooo:rsid="002e0743" officeooo:paragraph-rsid="002e6438" style:font-weight-asian="normal" style:font-weight-complex="normal"/>
    </style:style>
    <style:style style:name="P23" style:family="paragraph" style:parent-style-name="Standard">
      <style:text-properties fo:font-weight="normal" officeooo:rsid="002e0743" officeooo:paragraph-rsid="002fd4f6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fd4f6" officeooo:paragraph-rsid="002fd4f6" style:font-weight-asian="normal" style:font-weight-complex="normal"/>
    </style:style>
    <style:style style:name="P25" style:family="paragraph" style:parent-style-name="Standard">
      <style:text-properties fo:font-weight="normal" officeooo:rsid="002fd4f6" officeooo:paragraph-rsid="002fd4f6" style:font-weight-asian="normal" style:font-weight-complex="normal"/>
    </style:style>
    <style:style style:name="T1" style:family="text">
      <style:text-properties officeooo:rsid="001ccb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bcf" style:font-weight-asian="bold" style:font-weight-complex="bold"/>
    </style:style>
    <style:style style:name="T4" style:family="text">
      <style:text-properties fo:font-weight="bold" officeooo:rsid="0028b5e6" style:font-weight-asian="bold" style:font-weight-complex="bold"/>
    </style:style>
    <style:style style:name="T5" style:family="text">
      <style:text-properties fo:font-weight="bold" officeooo:rsid="002b27cb" style:font-weight-asian="bold" style:font-weight-complex="bold"/>
    </style:style>
    <style:style style:name="T6" style:family="text">
      <style:text-properties officeooo:rsid="002127b2"/>
    </style:style>
    <style:style style:name="T7" style:family="text">
      <style:text-properties fo:font-weight="normal" officeooo:rsid="0028b5e6" style:font-weight-asian="normal" style:font-weight-complex="normal"/>
    </style:style>
    <style:style style:name="T8" style:family="text">
      <style:text-properties officeooo:rsid="002e6438"/>
    </style:style>
    <style:style style:name="T9" style:family="text">
      <style:text-properties officeooo:rsid="0023cdd4"/>
    </style:style>
    <style:style style:name="T10" style:family="text">
      <style:text-properties officeooo:rsid="002fd4f6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3685382929780889" text:style-name="L1">
        <text:list-item>
          <text:p text:style-name="P2">When thinking about a predictive model using a data set, we are generally making</text:p>
        </text:list-item>
      </text:list>
      <text:p text:style-name="P1">the assumption that for a model with n features, there is a true or ideal function, f,</text:p>
      <text:p text:style-name="P1">that maps the features to the output:</text:p>
      <text:p text:style-name="P1">Y = f ( X 1 , X 2 , K , X n )- <text:span text:style-name="T1">this function is called</text:span><text:span text:style-name="T3"> target function</text:span></text:p>
      <text:p text:style-name="P1"/>
      <text:list xml:id="list3871426863851289135" text:style-name="L2">
        <text:list-item>
          <text:p text:style-name="P3">two types of error-</text:p>
          <text:p text:style-name="P3">reducibe and ireducible</text:p>
          <text:p text:style-name="P3">reducible error can be reduced by modellers by selecting a proper model</text:p>
          <text:p text:style-name="P3">but ireducible error is caused due to lack of features in <text:s/>data set <text:s/><text:span text:style-name="T6">and also the error induced while measuring these features</text:span></text:p>
          <text:p text:style-name="P4"/>
        </text:list-item>
        <text:list-item>
          <text:p text:style-name="P6">Core components of a model are 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•<text:tab/> A set of equations with parameters that need to be tuned</text:p>
                              <text:p text:style-name="P8">•<text:tab/> Some data that are representative of a system or process that we <text:tab/>are tryingto model</text:p>
                              <text:p text:style-name="P8">•<text:tab/> A concept that describes the model's goodness of fit</text:p>
                              <text:p text:style-name="P9">•<text:tab/> A method to update the parameters to improve the model's <text:tab/>goodness of fit</text:p>
                              <text:p text:style-name="P7"><text:s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Y = β 0 + β 1 X 1 + β 2 X 2 + β 3 X 3</text:p>
          <text:p text:style-name="P10">This model has exactly one equation describing it and this equation provides the</text:p>
          <text:p text:style-name="P10">linear structure of the model. The equation is parameterized by four parameters,</text:p>
          <text:p text:style-name="P10">known as coefficients in this case, and t<text:span text:style-name="T2">hey are the four β parameters.</text:span></text:p>
          <text:p text:style-name="P11"/>
        </text:list-item>
        <text:list-item>
          <text:p text:style-name="P5"><text:span text:style-name="T2">First model- kNN </text:span><text:span text:style-name="T5">Alorithm</text:span><text:span text:style-name="T2">- k nearest model</text:span></text:p>
          <text:p text:style-name="P13">this simple approach actually avoids building an explicit</text:p>
          <text:p text:style-name="P13">model to describe how the features in our data combine to produce a target function.</text:p>
          <text:p text:style-name="P13">Instead, it relies on the notion that if we are trying to make a prediction on a data</text:p>
          <text:p text:style-name="P13">point that we have never seen before, we will look inside our original training data</text:p>
          <text:p text:style-name="P5"><text:span text:style-name="T7">and </text:span><text:span text:style-name="T4">find the k observations that are most similar to our new data point.</text:span><text:span text:style-name="T7"> We can then</text:span></text:p>
          <text:p text:style-name="P13">use some kind of averaging technique on the known value of the target function for</text:p>
          <text:p text:style-name="P14">these k neighbors to compute a prediction.</text:p>
          <text:p text:style-name="P14"/>
          <text:p text:style-name="P15">First, we'll begin by subsetting the iris data frame to include only our features,</text:p>
          <text:p text:style-name="P16">thus excluding the species column, which is what we are trying to predict. </text:p>
          <text:p text:style-name="P16">We'll then define our own function to compute the Euclidean distance. </text:p>
          <text:p text:style-name="P16">Next, we'll use this to compute the distance to every iris observation in our data frame using the apply() function. </text:p>
          <text:p text:style-name="P16">Finally, we'll use the sort() function of R with the index.return</text:p>
          <text:p text:style-name="P15">parameter set to TRUE , so that we also get back the indexes of the row numbers in our</text:p>
          <text:p text:style-name="P17">iris data frame corresponding to each distance computed.</text:p>
          <text:p text:style-name="P18">If we want to find the five nearest neighbors, we can subset our original iris data frame using the first five entries from the $ix attribute as the row numbers.</text:p>
        </text:list-item>
      </text:list>
      <text:p text:style-name="P19"/>
      <text:p text:style-name="P19"/>
      <text:list xml:id="list214303156155277" text:continue-numbering="true" text:style-name="L2">
        <text:list-item>
          <text:p text:style-name="P20">Model Classifications</text:p>
          <text:p text:style-name="P20">Supervised – output is give for all training data set</text:p>
          <text:p text:style-name="P20">Unsupervised- <text:s/>Output value is not given – CLUSTERING</text:p>
          <text:p text:style-name="P20">Semi- supervised- Output value for some part of training data is given</text:p>
          <text:p text:style-name="P20">Reinforcement- <text:s/>Output value is not given but some value that leads to Output value is given</text:p>
        </text:list-item>
      </text:list>
      <text:p text:style-name="P21"/>
      <text:p text:style-name="P21"/>
      <text:p text:style-name="P21"><text:soft-page-break/><text:tab/><text:span text:style-name="T8">Parameterised and Non Parameterised models</text:span></text:p>
      <text:p text:style-name="P22"><text:tab/></text:p>
      <text:p text:style-name="P22"><text:span text:style-name="T8"><text:tab/>Parameterised are in the for of <text:s/>a linear equation:</text:span></text:p>
      <text:p text:style-name="P22"><text:tab/><text:span text:style-name="T9">Y = β 0 + β 1 X 1 + β 2 X 2 + β 3 X 3</text:span></text:p>
      <text:p text:style-name="P22"/>
      <text:p text:style-name="P22"><text:tab/><text:span text:style-name="T8">Non Parmeterised- SPLINES- formed by smoothening the funution between data points- <text:tab/>100% accurate and kNN</text:span></text:p>
      <text:p text:style-name="P22"/>
      <text:list xml:id="list5305955965731308448" text:style-name="L4">
        <text:list-item>
          <text:p text:style-name="P24">Regression &amp; Classificaton</text:p>
          <text:p text:style-name="P24">Regression-Regression models try to predict a numerical or quantitative value, such as the stock market index, the amount of rainfall, or the cost of a project</text:p>
        </text:list-item>
      </text:list>
      <text:p text:style-name="P21"><text:tab/></text:p>
      <text:p text:style-name="P23"><text:tab/><text:span text:style-name="T10">Classification-Classification models</text:span></text:p>
      <text:p text:style-name="P25">try to predict a value from a finite (though still possibly large) set of classes or</text:p>
      <text:p text:style-name="P25">categories. Examples of this include predicting the topic of a website, the next word</text:p>
      <text:p text:style-name="P25">that will be typed by a user, a person's gender, or whether a patient has a particular</text:p>
      <text:p text:style-name="P25">disease given a series of symptoms.</text:p>
      <text:p text:style-name="P25"/>
      <text:p text:style-name="P25"/>
      <text:p text:style-name="P25">The kNN approach can also be</text:p>
      <text:p text:style-name="P25">used in a regression setting; in this case, the model combines the numerical values of</text:p>
      <text:p text:style-name="P25">the output variable for the selected nearest neighbors by taking the mean or median</text:p>
      <text:p text:style-name="P25">in order to make its final prediction. Thus, kNN is also a model that can be used in</text:p>
      <text:p text:style-name="P25">both regression and classification settings.</text:p>
      <text:p text:style-name="P25"/>
      <text:p text:style-name="P25"/>
      <text:p text:style-name="P25"/>
      <text:p text:style-name="P25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3:03:30.675166181</meta:creation-date>
    <dc:date>2016-11-26T21:43:01.489732707</dc:date>
    <meta:editing-duration>PT6H5M25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2" meta:paragraph-count="61" meta:word-count="721" meta:character-count="3771" meta:non-whitespace-character-count="3119"/>
  </office:meta>
</office:document-meta>
</file>